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1c242a"/>
    </style:style>
    <style:style style:name="P5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</style:style>
    <style:style style:name="P6" style:family="paragraph" style:parent-style-name="Standard" style:list-style-name="L1">
      <style:text-properties officeooo:paragraph-rsid="00265a7d"/>
    </style:style>
    <style:style style:name="P7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8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01ccf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9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0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1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1c242a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2" style:family="paragraph" style:parent-style-name="Standard" style:list-style-name="L2">
      <style:paragraph-properties fo:margin-top="0.0783in" fo:margin-bottom="0in" loext:contextual-spacing="false" fo:keep-together="always" fo:keep-with-next="always" style:text-autospace="none"/>
      <style:text-properties officeooo:paragraph-rsid="0024614e"/>
    </style:style>
    <style:style style:name="P13" style:family="paragraph" style:parent-style-name="Heading_20_2" style:master-page-name="">
      <style:paragraph-properties fo:keep-together="always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42a" style:font-weight-asian="normal" style:font-weight-complex="normal"/>
    </style:style>
    <style:style style:name="T3" style:family="text">
      <style:text-properties fo:font-weight="normal" officeooo:rsid="00229531" style:font-weight-asian="normal" style:font-weight-complex="normal"/>
    </style:style>
    <style:style style:name="T4" style:family="text">
      <style:text-properties fo:font-weight="normal" officeooo:rsid="00231dc5" style:font-weight-asian="normal" style:font-weight-complex="normal"/>
    </style:style>
    <style:style style:name="T5" style:family="text">
      <style:text-properties fo:font-weight="normal" officeooo:rsid="00262f68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8" style:family="text">
      <style:text-properties style:use-window-font-color="true" style:font-name="Arial" fo:font-size="12pt" fo:language="en" fo:country="US" fo:font-style="normal" fo:font-weight="normal" officeooo:rsid="001f7f0b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style="normal" fo:font-weight="normal" officeooo:rsid="0024614e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0" style:family="text">
      <style:text-properties style:use-window-font-color="true" style:font-name="Arial" fo:font-size="12pt" fo:language="en" fo:country="US" fo:font-style="normal" fo:font-weight="normal" officeooo: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1" style:family="text">
      <style:text-properties style:use-window-font-color="true" style:font-name="Arial" fo:font-size="12pt" fo:language="en" fo:country="US" fo:font-style="normal" fo:font-weight="normal" officeooo:rsid="0029f079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2" style:family="text">
      <style:text-properties style:use-window-font-color="true" style:font-name="Courier New" fo:font-size="12pt" fo:language="en" fo:country="US" fo:font-style="normal" fo:font-weight="bold" officeooo:rsid="001f7f0b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13" style:family="text">
      <style:text-properties style:font-name="Courier New" fo:font-weight="bold" style:font-weight-asian="bold" style:font-weight-complex="bold"/>
    </style:style>
    <style:style style:name="T14" style:family="text">
      <style:text-properties style:font-name="Courier New" fo:font-weight="bold" officeooo:rsid="001c242a" style:font-weight-asian="bold" style:font-weight-complex="bold"/>
    </style:style>
    <style:style style:name="T15" style:family="text">
      <style:text-properties style:font-name="Courier New" officeooo:rsid="001c242a"/>
    </style:style>
    <style:style style:name="T16" style:family="text">
      <style:text-properties officeooo:rsid="001c242a"/>
    </style:style>
    <style:style style:name="T17" style:family="text">
      <style:text-properties fo:font-weight="bold" officeooo:rsid="001c242a" style:font-weight-asian="bold" style:font-weight-complex="bold"/>
    </style:style>
    <style:style style:name="T18" style:family="text">
      <style:text-properties fo:font-weight="bold" officeooo:rsid="00201ccf" style:font-weight-asian="bold" style:font-weight-complex="bold"/>
    </style:style>
    <style:style style:name="T19" style:family="text">
      <style:text-properties officeooo:rsid="001ee446"/>
    </style:style>
    <style:style style:name="T20" style:family="text">
      <style:text-properties officeooo:rsid="00201ccf"/>
    </style:style>
    <style:style style:name="T21" style:family="text">
      <style:text-properties officeooo:rsid="00265a7d"/>
    </style:style>
    <style:style style:name="T22" style:family="text">
      <style:text-properties officeooo:rsid="0027b6e2"/>
    </style:style>
    <style:style style:name="T23" style:family="text">
      <style:text-properties fo:color="#008080" style:font-name="DejaVu Sans Mono" fo:font-size="9pt" fo:font-weight="bold"/>
    </style:style>
    <style:style style:name="fr1" style:family="graphic" style:parent-style-name="Frame">
      <style:graphic-properties style:vertical-pos="bottom" style:vertical-rel="page" style:horizontal-pos="right" style:horizontal-rel="page-content" fo:padding="0in" fo:border="none" style:shadow="none" draw:shadow-opacity="100%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0.5709in" draw:z-index="0">
        <draw:text-box fo:min-width="1.5398in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6">Model: </text:span><text:span text:style-name="T15">chcemvediet.apps.anonymization</text:span> </text:h>
      <text:p text:style-name="Standard"><draw:frame draw:style-name="fr2" draw:name="Object1" text:anchor-type="as-char" svg:width="6.6917in" svg:height="1.145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3" text:outline-level="2">Attachment<text:span text:style-name="T19">Normalization</text:span></text:h>
      <text:p text:style-name="P4"><text:span text:style-name="Done">Represents a single local file, </text:span><text:span text:style-name="Done"><text:span text:style-name="T19">which was created by normalization of Attachment file.</text:span></text:span></text:p>
      <text:p text:style-name="P2">Relations:</text:p>
      <text:list xml:id="list3818491962531872451" text:style-name="L1">
        <text:list-item>
          <text:p text:style-name="P9"><text:span text:style-name="Done"><text:span text:style-name="T14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Normalization was created</text:span></text:span><text:span text:style-name="Done"><text:span text:style-name="T1">.</text:span></text:span></text:p>
        </text:list-item>
      </text:list>
      <text:p text:style-name="P3">Properties<text:span text:style-name="T1">:</text:span></text:p>
      <text:list xml:id="list182261366208578" text:continue-numbering="true" text:style-name="L1">
        <text:list-item>
          <text:p text:style-name="P11"><text:span text:style-name="Done"><text:span text:style-name="T17">successful</text:span></text:span><text:span text:style-name="Done"><text:span text:style-name="T16">: Boolean; May NOT be NULL.</text:span></text:span></text:p>
        </text:list-item>
        <text:list-item>
          <text:p text:style-name="P11"><text:span text:style-name="Done"><text:span text:style-name="T13">file</text:span></text:span><text:span text:style-name="Done">: File; May be NULL.</text:span></text:p>
          <text:p text:style-name="P7"><text:span text:style-name="Done"><text:span text:style-name="T22">Empty filename</text:span></text:span><text:span text:style-name="Done"> if normalization failed or normalization didn’t create any file.</text:span></text:p>
        </text:list-item>
        <text:list-item>
          <text:p text:style-name="P10"><text:span text:style-name="Done"><text:span text:style-name="T13">name</text:span></text:span><text:span text:style-name="Done">: String; </text:span><text:span text:style-name="Done"><text:span text:style-name="T21">May</text:span></text:span><text:span text:style-name="Done"> be empty.</text:span></text:p>
          <text:p text:style-name="P6"><text:span text:style-name="Done"><text:span text:style-name="T10">Automatically computed when creating a new object. </text:span></text:span><text:span text:style-name="Done"><text:span text:style-name="T11">Is empty, if file is empty.</text:span></text:span></text:p>
        </text:list-item>
        <text:list-item>
          <text:p text:style-name="P9"><text:span text:style-name="Done"><text:span text:style-name="T13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10"><text:span text:style-name="Done"><text:span text:style-name="T13">created</text:span></text:span><text:span text:style-name="Done"><text:span text:style-name="T1">: Datetime; May NOT be NULL.</text:span></text:span></text:p>
        </text:list-item>
        <text:list-item>
          <text:p text:style-name="P10"><text:span text:style-name="Done"><text:span text:style-name="T13">size</text:span></text:span><text:span text:style-name="Done">: Number; May be NULL.</text:span></text:p>
        </text:list-item>
        <text:list-item>
          <text:p text:style-name="P8"><text:span text:style-name="Done"><text:span text:style-name="T18">debug</text:span></text:span><text:span text:style-name="Done"><text:span text:style-name="T20">: String; May NOT be NULL; May be empty. </text:span></text:span></text:p>
        </text:list-item>
      </text:list>
      <text:p text:style-name="P5"><text:span text:style-name="T7">Computed Propertie</text:span><text:span text:style-name="T8">s:</text:span></text:p>
      <text:list xml:id="list6646126046118126755" text:style-name="L2">
        <text:list-item>
          <text:p text:style-name="P12"><text:span text:style-name="Done"><text:span text:style-name="T12">content</text:span></text:span><text:span text:style-name="Done"><text:span text:style-name="T8">: String; May be </text:span></text:span><text:span text:style-name="Done"><text:span text:style-name="T9">NULL</text:span></text:span><text:span text:style-name="Done"><text:span text:style-name="T8">; </text:span></text:span><text:span text:style-name="Done"><text:span text:style-name="T10">May be empty;</text:span></text:span><text:span text:style-name="Done"><text:span text:style-name="T8"> Read-only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.0827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1965in" loext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965in" loext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8-05T18:22:59.380753233</dc:date>
    <meta:editing-duration>P2DT1H47M11S</meta:editing-duration>
    <meta:editing-cycles>1398</meta:editing-cycles>
    <meta:generator>LibreOffice/5.1.6.2$Linux_X86_64 LibreOffice_project/10m0$Build-2</meta:generator>
    <meta:print-date>2014-08-21T02:42:56</meta:print-date>
    <meta:document-statistic meta:table-count="0" meta:image-count="0" meta:object-count="1" meta:page-count="1" meta:paragraph-count="20" meta:word-count="122" meta:character-count="763" meta:non-whitespace-character-count="6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4.7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4.2cm"/>
    </style:style>
    <style:style style:name="gr5" style:family="graphic" style:parent-style-name="Done">
      <style:graphic-properties draw:textarea-vertical-align="middle" draw:auto-grow-height="false" fo:min-height="0.5cm" fo:min-width="1.6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3.387cm" fo:padding-top="0.15cm" fo:padding-bottom="0.15cm" fo:padding-left="0.275cm" fo:padding-right="0.275cm"/>
    </style:style>
    <style:style style:name="gr7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1.7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4.97cm" svg:y="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cm" svg:x="2.2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76cm" svg:y1="3.024cm" svg:x2="7.57cm" svg:y2="3.024cm" draw:start-shape="id1" draw:start-glue-point="3" draw:end-shape="id2" draw:end-glue-point="1" svg:d="M12176 3024h-4606" svg:viewBox="0 0 4607 1">
          <text:p/>
        </draw:connector>
        <draw:custom-shape draw:style-name="gr4" draw:text-style-name="P3" draw:layer="layout" svg:width="4.7cm" svg:height="0.5cm" svg:x="2.67cm" svg:y="2.724cm">
          <text:p text:style-name="P1"><text:span text:style-name="T1">Attachment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182cm" svg:y="2.7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937cm" svg:height="1cm" svg:x="12.17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16cm" svg:y="2.786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ed_20__28_var_29_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